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ffc3" officeooo:paragraph-rsid="000cffc3"/>
    </style:style>
    <style:style style:name="P2" style:family="paragraph" style:parent-style-name="Standard">
      <style:paragraph-properties>
        <style:tab-stops>
          <style:tab-stop style:position="0.9957in"/>
        </style:tab-stops>
      </style:paragraph-properties>
      <style:text-properties officeooo:rsid="000cffc3" officeooo:paragraph-rsid="000cffc3"/>
    </style:style>
    <style:style style:name="P3" style:family="paragraph" style:parent-style-name="Standard" style:list-style-name="L2">
      <style:paragraph-properties>
        <style:tab-stops>
          <style:tab-stop style:position="1.25in"/>
        </style:tab-stops>
      </style:paragraph-properties>
      <style:text-properties officeooo:rsid="000cffc3" officeooo:paragraph-rsid="000cffc3"/>
    </style:style>
    <style:style style:name="P4" style:family="paragraph" style:parent-style-name="Standard" style:list-style-name="L3">
      <style:paragraph-properties>
        <style:tab-stops>
          <style:tab-stop style:position="1.25in"/>
        </style:tab-stops>
      </style:paragraph-properties>
      <style:text-properties officeooo:rsid="000cffc3" officeooo:paragraph-rsid="000cffc3"/>
    </style:style>
    <style:style style:name="P5" style:family="paragraph" style:parent-style-name="Standard" style:list-style-name="L3">
      <style:paragraph-properties>
        <style:tab-stops>
          <style:tab-stop style:position="1.25in"/>
        </style:tab-stops>
      </style:paragraph-properties>
      <style:text-properties officeooo:rsid="000cffc3" officeooo:paragraph-rsid="000fc782"/>
    </style:style>
    <style:style style:name="P6" style:family="paragraph" style:parent-style-name="Standard">
      <style:paragraph-properties>
        <style:tab-stops>
          <style:tab-stop style:position="1.25in"/>
        </style:tab-stops>
      </style:paragraph-properties>
      <style:text-properties officeooo:rsid="000cffc3" officeooo:paragraph-rsid="000ebcf7"/>
    </style:style>
    <style:style style:name="P7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cffc3" officeooo:paragraph-rsid="000cffc3"/>
    </style:style>
    <style:style style:name="P8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cffc3" officeooo:paragraph-rsid="000f2b01"/>
    </style:style>
    <style:style style:name="P9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cffc3" officeooo:paragraph-rsid="0012b969"/>
    </style:style>
    <style:style style:name="P10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cffc3" officeooo:paragraph-rsid="00155230"/>
    </style:style>
    <style:style style:name="P11" style:family="paragraph" style:parent-style-name="Standard" style:list-style-name="L3">
      <style:paragraph-properties>
        <style:tab-stops>
          <style:tab-stop style:position="1.4972in"/>
        </style:tab-stops>
      </style:paragraph-properties>
      <style:text-properties officeooo:rsid="000cffc3" officeooo:paragraph-rsid="000cffc3"/>
    </style:style>
    <style:style style:name="P12" style:family="paragraph" style:parent-style-name="Standard" style:list-style-name="L2">
      <style:paragraph-properties>
        <style:tab-stops>
          <style:tab-stop style:position="1.4972in"/>
        </style:tab-stops>
      </style:paragraph-properties>
      <style:text-properties officeooo:rsid="000cffc3" officeooo:paragraph-rsid="000cffc3"/>
    </style:style>
    <style:style style:name="P13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0cffc3" officeooo:paragraph-rsid="000f2b01"/>
    </style:style>
    <style:style style:name="P14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0cffc3" officeooo:paragraph-rsid="000fc782"/>
    </style:style>
    <style:style style:name="P15" style:family="paragraph" style:parent-style-name="Standard" style:list-style-name="L2">
      <style:paragraph-properties>
        <style:tab-stops>
          <style:tab-stop style:position="1.4846in"/>
        </style:tab-stops>
      </style:paragraph-properties>
      <style:text-properties officeooo:rsid="000cffc3" officeooo:paragraph-rsid="000cffc3"/>
    </style:style>
    <style:style style:name="P16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ebcf7" officeooo:paragraph-rsid="000fc782"/>
    </style:style>
    <style:style style:name="P17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ebcf7" officeooo:paragraph-rsid="0012b969"/>
    </style:style>
    <style:style style:name="P18" style:family="paragraph" style:parent-style-name="Standard" style:list-style-name="L4">
      <style:paragraph-properties>
        <style:tab-stops>
          <style:tab-stop style:position="1.4972in"/>
        </style:tab-stops>
      </style:paragraph-properties>
      <style:text-properties officeooo:rsid="000ebcf7" officeooo:paragraph-rsid="000f2b01"/>
    </style:style>
    <style:style style:name="P19" style:family="paragraph" style:parent-style-name="Standard">
      <style:paragraph-properties>
        <style:tab-stops>
          <style:tab-stop style:position="1.25in"/>
        </style:tab-stops>
      </style:paragraph-properties>
      <style:text-properties officeooo:rsid="000f2b01" officeooo:paragraph-rsid="000f2b01"/>
    </style:style>
    <style:style style:name="P20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0f2b01" officeooo:paragraph-rsid="000f2b01"/>
    </style:style>
    <style:style style:name="P21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f2b01" officeooo:paragraph-rsid="000f2b01"/>
    </style:style>
    <style:style style:name="P22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f2b01" officeooo:paragraph-rsid="000fc782"/>
    </style:style>
    <style:style style:name="P23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0f2b01" officeooo:paragraph-rsid="0012b969"/>
    </style:style>
    <style:style style:name="P24" style:family="paragraph" style:parent-style-name="Standard" style:list-style-name="L4">
      <style:paragraph-properties>
        <style:tab-stops>
          <style:tab-stop style:position="1.4972in"/>
        </style:tab-stops>
      </style:paragraph-properties>
      <style:text-properties officeooo:rsid="000f2b01" officeooo:paragraph-rsid="000f2b01"/>
    </style:style>
    <style:style style:name="P25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0f2b01" officeooo:paragraph-rsid="001879bb"/>
    </style:style>
    <style:style style:name="P26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0f2b01" officeooo:paragraph-rsid="0012b969"/>
    </style:style>
    <style:style style:name="P27" style:family="paragraph" style:parent-style-name="Standard">
      <style:paragraph-properties>
        <style:tab-stops>
          <style:tab-stop style:position="1.25in"/>
        </style:tab-stops>
      </style:paragraph-properties>
      <style:text-properties fo:font-style="italic" fo:font-weight="bold" officeooo:rsid="000f2b01" officeooo:paragraph-rsid="000f2b01" style:font-style-asian="italic" style:font-weight-asian="bold" style:font-style-complex="italic" style:font-weight-complex="bold"/>
    </style:style>
    <style:style style:name="P28" style:family="paragraph" style:parent-style-name="Standard" style:list-style-name="L2">
      <style:paragraph-properties>
        <style:tab-stops>
          <style:tab-stop style:position="1.25in"/>
        </style:tab-stops>
      </style:paragraph-properties>
      <style:text-properties fo:font-style="italic" officeooo:rsid="000cffc3" officeooo:paragraph-rsid="000cffc3" style:font-style-asian="italic" style:font-style-complex="italic"/>
    </style:style>
    <style:style style:name="P29" style:family="paragraph" style:parent-style-name="Standard" style:list-style-name="L2">
      <style:paragraph-properties>
        <style:tab-stops>
          <style:tab-stop style:position="1.25in"/>
        </style:tab-stops>
      </style:paragraph-properties>
      <style:text-properties fo:font-style="italic" officeooo:rsid="000cffc3" officeooo:paragraph-rsid="000ebcf7" style:font-style-asian="italic" style:font-style-complex="italic"/>
    </style:style>
    <style:style style:name="P30" style:family="paragraph" style:parent-style-name="Standard" style:list-style-name="L2">
      <style:paragraph-properties>
        <style:tab-stops>
          <style:tab-stop style:position="1.25in"/>
        </style:tab-stops>
      </style:paragraph-properties>
      <style:text-properties fo:font-style="italic" officeooo:rsid="000ebcf7" officeooo:paragraph-rsid="000ebcf7" style:font-style-asian="italic" style:font-style-complex="italic"/>
    </style:style>
    <style:style style:name="P31" style:family="paragraph" style:parent-style-name="Standard">
      <style:paragraph-properties>
        <style:tab-stops>
          <style:tab-stop style:position="1.25in"/>
        </style:tab-stops>
      </style:paragraph-properties>
      <style:text-properties fo:font-style="normal" fo:font-weight="normal" officeooo:rsid="000f2b01" officeooo:paragraph-rsid="000f2b01" style:font-style-asian="normal" style:font-weight-asian="normal" style:font-style-complex="normal" style:font-weight-complex="normal"/>
    </style:style>
    <style:style style:name="P32" style:family="paragraph" style:parent-style-name="Standard" style:list-style-name="L4">
      <style:paragraph-properties>
        <style:tab-stops>
          <style:tab-stop style:position="1.4972in"/>
        </style:tab-stops>
      </style:paragraph-properties>
      <style:text-properties fo:font-style="normal" fo:font-weight="normal" officeooo:rsid="000f2b01" officeooo:paragraph-rsid="000f2b01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paragraph-properties>
        <style:tab-stops>
          <style:tab-stop style:position="1.4972in"/>
        </style:tab-stops>
      </style:paragraph-properties>
      <style:text-properties fo:font-style="normal" fo:font-weight="normal" officeooo:rsid="000f2b01" officeooo:paragraph-rsid="000fc782" style:font-style-asian="normal" style:font-weight-asian="normal" style:font-style-complex="normal" style:font-weight-complex="normal"/>
    </style:style>
    <style:style style:name="P34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fo:font-style="normal" fo:font-weight="normal" officeooo:rsid="000f2b01" officeooo:paragraph-rsid="000fc782" style:font-style-asian="normal" style:font-weight-asian="normal" style:font-style-complex="normal" style:font-weight-complex="normal"/>
    </style:style>
    <style:style style:name="P35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fo:font-style="normal" fo:font-weight="normal" officeooo:rsid="000f2b01" officeooo:paragraph-rsid="0012b96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>
        <style:tab-stops>
          <style:tab-stop style:position="1.4972in"/>
        </style:tab-stops>
      </style:paragraph-properties>
      <style:text-properties fo:font-style="normal" fo:font-weight="normal" officeooo:rsid="000f2b01" officeooo:paragraph-rsid="0012b96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>
        <style:tab-stops>
          <style:tab-stop style:position="1.25in"/>
        </style:tab-stops>
      </style:paragraph-properties>
      <style:text-properties fo:font-style="normal" fo:font-weight="normal" officeooo:rsid="000ebcf7" officeooo:paragraph-rsid="000f2b01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paragraph-properties>
        <style:tab-stops>
          <style:tab-stop style:position="1.4972in"/>
        </style:tab-stops>
      </style:paragraph-properties>
      <style:text-properties fo:font-style="normal" fo:font-weight="normal" officeooo:rsid="000ebcf7" officeooo:paragraph-rsid="000f2b01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fo:font-style="normal" fo:font-weight="normal" officeooo:rsid="000ebcf7" officeooo:paragraph-rsid="000fc782" style:font-style-asian="normal" style:font-weight-asian="normal" style:font-style-complex="normal" style:font-weight-complex="normal"/>
    </style:style>
    <style:style style:name="P40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fo:font-style="normal" fo:font-weight="normal" officeooo:rsid="000ebcf7" officeooo:paragraph-rsid="0012b969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>
        <style:tab-stops>
          <style:tab-stop style:position="1.4972in"/>
        </style:tab-stops>
      </style:paragraph-properties>
      <style:text-properties fo:font-style="normal" fo:font-weight="normal" officeooo:rsid="000cffc3" officeooo:paragraph-rsid="0012b969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1.4972in"/>
        </style:tab-stops>
      </style:paragraph-properties>
      <style:text-properties fo:font-style="normal" fo:font-weight="normal" officeooo:rsid="0012b969" officeooo:paragraph-rsid="0012b969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0fc782" officeooo:paragraph-rsid="000fc782"/>
    </style:style>
    <style:style style:name="P44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12b969" officeooo:paragraph-rsid="0012b969"/>
    </style:style>
    <style:style style:name="P45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12b969" officeooo:paragraph-rsid="0012b969"/>
    </style:style>
    <style:style style:name="P46" style:family="paragraph" style:parent-style-name="Standard" style:list-style-name="L1">
      <style:paragraph-properties>
        <style:tab-stops>
          <style:tab-stop style:position="1.4972in"/>
        </style:tab-stops>
      </style:paragraph-properties>
      <style:text-properties officeooo:rsid="00155230" officeooo:paragraph-rsid="00155230"/>
    </style:style>
    <style:style style:name="P47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1ad533" officeooo:paragraph-rsid="001ad533"/>
    </style:style>
    <style:style style:name="P48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1cc6d3" officeooo:paragraph-rsid="001cc6d3"/>
    </style:style>
    <style:style style:name="P49" style:family="paragraph" style:parent-style-name="Standard">
      <style:paragraph-properties>
        <style:tab-stops>
          <style:tab-stop style:position="1.4972in"/>
        </style:tab-stops>
      </style:paragraph-properties>
      <style:text-properties officeooo:rsid="001cc6d3" officeooo:paragraph-rsid="001ddb85"/>
    </style:style>
    <style:style style:name="P50" style:family="paragraph" style:parent-style-name="Standard">
      <style:paragraph-properties fo:break-before="page">
        <style:tab-stops>
          <style:tab-stop style:position="1.25in"/>
        </style:tab-stops>
      </style:paragraph-properties>
      <style:text-properties fo:font-style="italic" fo:font-weight="bold" officeooo:rsid="000f2b01" officeooo:paragraph-rsid="000f2b01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break-before="page">
        <style:tab-stops>
          <style:tab-stop style:position="1.4972in"/>
        </style:tab-stops>
      </style:paragraph-properties>
      <style:text-properties officeooo:rsid="0012b969" officeooo:paragraph-rsid="0012b969"/>
    </style:style>
    <style:style style:name="P52" style:family="paragraph" style:parent-style-name="Standard">
      <style:paragraph-properties fo:margin-left="0.4925in" fo:margin-right="0in" fo:text-indent="0in" style:auto-text-indent="false">
        <style:tab-stops>
          <style:tab-stop style:position="1.25in"/>
        </style:tab-stops>
      </style:paragraph-properties>
      <style:text-properties officeooo:rsid="000cffc3" officeooo:paragraph-rsid="000fc782"/>
    </style:style>
    <style:style style:name="P53" style:family="paragraph" style:parent-style-name="Standard">
      <style:paragraph-properties fo:margin-left="0.4925in" fo:margin-right="0in" fo:text-indent="0in" style:auto-text-indent="false">
        <style:tab-stops>
          <style:tab-stop style:position="1.25in"/>
        </style:tab-stops>
      </style:paragraph-properties>
      <style:text-properties officeooo:rsid="000fc782" officeooo:paragraph-rsid="000fc782"/>
    </style:style>
    <style:style style:name="T1" style:family="text">
      <style:text-properties officeooo:rsid="000ebcf7"/>
    </style:style>
    <style:style style:name="T2" style:family="text">
      <style:text-properties officeooo:rsid="000f2b0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fc782" style:font-style-asian="italic" style:font-style-complex="italic"/>
    </style:style>
    <style:style style:name="T5" style:family="text">
      <style:text-properties fo:font-style="italic" officeooo:rsid="0012b969" style:font-style-asian="italic" style:font-style-complex="italic"/>
    </style:style>
    <style:style style:name="T6" style:family="text">
      <style:text-properties fo:font-style="italic" officeooo:rsid="000ebcf7" style:font-style-asian="italic" style:font-style-complex="italic"/>
    </style:style>
    <style:style style:name="T7" style:family="text">
      <style:text-properties fo:font-style="italic" officeooo:rsid="001ad533" style:font-style-asian="italic" style:font-style-complex="italic"/>
    </style:style>
    <style:style style:name="T8" style:family="text">
      <style:text-properties fo:font-style="italic" officeooo:rsid="001cc6d3" style:font-style-asian="italic" style:font-style-complex="italic"/>
    </style:style>
    <style:style style:name="T9" style:family="text">
      <style:text-properties fo:font-style="italic" officeooo:rsid="001ddb85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officeooo:rsid="000fc782"/>
    </style:style>
    <style:style style:name="T12" style:family="text">
      <style:text-properties fo:font-style="normal" officeooo:rsid="001ddb85" style:font-style-asian="normal" style:font-style-complex="normal"/>
    </style:style>
    <style:style style:name="T13" style:family="text">
      <style:text-properties officeooo:rsid="0011c234"/>
    </style:style>
    <style:style style:name="T14" style:family="text">
      <style:text-properties officeooo:rsid="0012b969"/>
    </style:style>
    <style:style style:name="T15" style:family="text">
      <style:text-properties officeooo:rsid="00143207"/>
    </style:style>
    <style:style style:name="T16" style:family="text">
      <style:text-properties officeooo:rsid="00155230"/>
    </style:style>
    <style:style style:name="T17" style:family="text">
      <style:text-properties officeooo:rsid="001879bb"/>
    </style:style>
    <style:style style:name="T18" style:family="text">
      <style:text-properties officeooo:rsid="0018e8e1"/>
    </style:style>
    <style:style style:name="T19" style:family="text">
      <style:text-properties officeooo:rsid="001ab764"/>
    </style:style>
    <style:style style:name="T20" style:family="text">
      <style:text-properties officeooo:rsid="001ad53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ad533" style:font-weight-asian="bold" style:font-weight-complex="bold"/>
    </style:style>
    <style:style style:name="T23" style:family="text">
      <style:text-properties fo:font-weight="bold" officeooo:rsid="001cc6d3" style:font-weight-asian="bold" style:font-weight-complex="bold"/>
    </style:style>
    <style:style style:name="T24" style:family="text">
      <style:text-properties officeooo:rsid="001cc6d3"/>
    </style:style>
    <style:style style:name="T25" style:family="text">
      <style:text-properties fo:font-weight="normal" officeooo:rsid="001cc6d3" style:font-weight-asian="normal" style:font-weight-complex="normal"/>
    </style:style>
    <style:style style:name="T26" style:family="text">
      <style:text-properties officeooo:rsid="001ddb85"/>
    </style:style>
    <style:style style:name="T2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shnet Routing</text:p>
      <text:p text:style-name="P1"/>
      <text:p text:style-name="P1">The packet structure <text:span text:style-name="T16">is:</text:span></text:p>
      <text:p text:style-name="P1"/>
      <text:list xml:id="list2059905175" text:style-name="L1">
        <text:list-item>
          <text:p text:style-name="P10"><text:span text:style-name="T20">Nexthop</text:span><text:tab/>The next intended receiver or <text:span text:style-name="T2">BROADCAST</text:span></text:p>
        </text:list-item>
        <text:list-item>
          <text:p text:style-name="P7">Target<text:tab/>The final destination of message through the route <text:span text:style-name="T2">or BROADCAST</text:span></text:p>
        </text:list-item>
        <text:list-item>
          <text:p text:style-name="P7">Source<text:tab/>The origin of the message</text:p>
        </text:list-item>
        <text:list-item>
          <text:p text:style-name="P7">Previous<text:tab/><text:span text:style-name="T2">Always t</text:span>he last sender of the message</text:p>
        </text:list-item>
        <text:list-item>
          <text:p text:style-name="P7">TTL<text:tab/>Time to live in hops</text:p>
        </text:list-item>
        <text:list-item>
          <text:p text:style-name="P7">Protocol<text:tab/>Defines protocol id of message</text:p>
        </text:list-item>
        <text:list-item>
          <text:p text:style-name="P7">Payload<text:tab/>Variable with message protocol</text:p>
        </text:list-item>
      </text:list>
      <text:p text:style-name="P2"/>
      <text:p text:style-name="P2">The payload can be one of the following (though this is expandable by user)</text:p>
      <text:p text:style-name="P2"/>
      <text:list xml:id="list1937226137" text:style-name="L3">
        <text:list-item>
          <text:p text:style-name="P11"><text:span text:style-name="T3">Beacon</text:span><text:tab/>A broadcast beacon <text:s/>contain the node name and address and contains</text:p>
          <text:list>
            <text:list-item>
              <text:p text:style-name="P4">Name</text:p>
              <text:p text:style-name="P4"/>
            </text:list-item>
          </text:list>
        </text:list-item>
      </text:list>
      <text:p text:style-name="P52"><text:span text:style-name="T3">Beacons</text:span> are meant to be reaching only nearest neighbors so are sent with a <text:span text:style-name="T3">Target</text:span> and <text:span text:style-name="T7">Nexthop</text:span> of BROADCAST and a TTL of 1 so they do not get rebroadcast.</text:p>
      <text:list xml:id="list171207438703824" text:continue-numbering="true" text:style-name="L3">
        <text:list-item>
          <text:list>
            <text:list-header>
              <text:p text:style-name="P5"/>
            </text:list-header>
          </text:list>
        </text:list-item>
      </text:list>
      <text:list xml:id="list2882736868" text:style-name="L2">
        <text:list-item>
          <text:p text:style-name="P15"><text:span text:style-name="T3">RouteRequest</text:span><text:tab/>Notifies network that a node needs a <text:span text:style-name="T16">route</text:span> to a targeted and contains</text:p>
          <text:list>
            <text:list-item>
              <text:p text:style-name="P28">Gateway Flag</text:p>
            </text:list-item>
            <text:list-item>
              <text:p text:style-name="P28">Sequence Number</text:p>
            </text:list-item>
            <text:list-item>
              <text:p text:style-name="P28">Metric</text:p>
            </text:list-item>
          </text:list>
        </text:list-item>
      </text:list>
      <text:p text:style-name="P53"/>
      <text:p text:style-name="P53">A <text:span text:style-name="T3">RouteRequest</text:span> is used to search the network for the best <text:span text:style-name="T16">route</text:span> to a target node.</text:p>
      <text:p text:style-name="P53"/>
      <text:list xml:id="list171207182423097" text:continue-numbering="true" text:style-name="L2">
        <text:list-item>
          <text:p text:style-name="P12"><text:span text:style-name="T3">RouteAnnounce</text:span><text:tab/>Notifies network or a node that a <text:span text:style-name="T16">route</text:span> exists to a target <text:span text:style-name="T1">and contains</text:span></text:p>
          <text:list>
            <text:list-item>
              <text:p text:style-name="P29">Gateway Flag</text:p>
            </text:list-item>
            <text:list-item>
              <text:p text:style-name="P29">Sequence Number</text:p>
            </text:list-item>
            <text:list-item>
              <text:p text:style-name="P29">Metric</text:p>
            </text:list-item>
          </text:list>
        </text:list-item>
      </text:list>
      <text:p text:style-name="P6"/>
      <text:p text:style-name="P53">A <text:span text:style-name="T3">RouteAnnounce</text:span> is used to announce a node presence or to announce a <text:span text:style-name="T16">route</text:span> to a <text:span text:style-name="T3">Target</text:span> node.</text:p>
      <text:p text:style-name="P53"/>
      <text:list xml:id="list171205988696607" text:continue-numbering="true" text:style-name="L2">
        <text:list-item>
          <text:p text:style-name="P12"><text:span text:style-name="T3">Data</text:span><text:span text:style-name="T6">Packet</text:span><text:tab/>Conveys data to a target node for a given protocol <text:span text:style-name="T1">and contains</text:span></text:p>
          <text:list>
            <text:list-item>
              <text:p text:style-name="P30">Payload</text:p>
            </text:list-item>
          </text:list>
          <text:p text:style-name="P3"/>
        </text:list-item>
      </text:list>
      <text:p text:style-name="P53"><text:span text:style-name="T3">DataPackets</text:span> contain arbitrary data to be sent from one node to another.</text:p>
      <text:p text:style-name="P50">Routing</text:p>
      <text:p text:style-name="P27"/>
      <text:p text:style-name="P31">All nodes maintain a dynamic routing table. <text:s/>This table containt <text:span text:style-name="T20">a list of </text:span><text:span text:style-name="T22">Routes</text:span><text:span text:style-name="T20"> containing:</text:span></text:p>
      <text:p text:style-name="P31"/>
      <text:list xml:id="list2476761434" text:style-name="L4">
        <text:list-item>
          <text:p text:style-name="P24">Target<text:tab/><text:span text:style-name="T11">The destination of a Route</text:span></text:p>
        </text:list-item>
        <text:list-item>
          <text:p text:style-name="P24"><text:span text:style-name="T18">Nexthop</text:span><text:tab/><text:span text:style-name="T11">The next node that can pass the packet further towards the Target</text:span></text:p>
        </text:list-item>
        <text:list-item>
          <text:p text:style-name="P18">Sequence Number<text:tab/><text:span text:style-name="T11">A unique sequence generated by a </text:span><text:span text:style-name="T4">RouteRequest</text:span><text:span text:style-name="T11"> when it seeks a Route</text:span></text:p>
        </text:list-item>
        <text:list-item>
          <text:p text:style-name="P38">Metric<text:tab/><text:span text:style-name="T11">The number of hops from this node to the Target node</text:span></text:p>
        </text:list-item>
        <text:list-item>
          <text:p text:style-name="P32">Gateway Flag<text:tab/><text:span text:style-name="T11">True if the Target is a Gateway to other services</text:span></text:p>
        </text:list-item>
        <text:list-item>
          <text:p text:style-name="P33"><text:span text:style-name="T17">Lifetime</text:span><text:tab/><text:span text:style-name="T11">D</text:span>etermin<text:span text:style-name="T11">e</text:span>s how long the Route is valid</text:p>
        </text:list-item>
      </text:list>
      <text:p text:style-name="P37"/>
      <text:p text:style-name="P31">The Routing table is used to find the <text:span text:style-name="T7">Nexthop</text:span> address for forwarding a packet.</text:p>
      <text:p text:style-name="P31"/>
      <text:p text:style-name="P31">When a Packet needs to be transmitted directly to a node (Not a broadcast) the sender will look in the routing table for a valid (live) Route with the Target address. <text:s/>If it finds a Route, it will re-address the packet <text:span text:style-name="T20">Nexthop</text:span> to be the <text:span text:style-name="T20">Nexthop</text:span> from the Route table and the packet will be retransmitted. <text:s/></text:p>
      <text:p text:style-name="P31"/>
      <text:p text:style-name="P27">RouteRequest</text:p>
      <text:p text:style-name="P19"/>
      <text:p text:style-name="P6"><text:span text:style-name="T1">A </text:span><text:span text:style-name="T3">RouteRequest</text:span> is <text:span text:style-name="T19">generated</text:span> when a node needs to reach another node but does not have a <text:span text:style-name="T16">route</text:span> to that node. <text:s/><text:span text:style-name="T2">It’s contents are:</text:span></text:p>
      <text:p text:style-name="P6"/>
      <text:list xml:id="list171206695674545" text:continue-list="list2059905175" text:style-name="L1">
        <text:list-item>
          <text:p text:style-name="P8"><text:span text:style-name="T7">Nexthop</text:span><text:tab/><text:span text:style-name="T2">BROADCAST</text:span></text:p>
        </text:list-item>
        <text:list-item>
          <text:p text:style-name="P8"><text:span text:style-name="T3">Target</text:span><text:tab/><text:span text:style-name="T2">The node address of the requested route</text:span></text:p>
        </text:list-item>
        <text:list-item>
          <text:p text:style-name="P8"><text:span text:style-name="T3">Source</text:span><text:tab/>The origin of the mes<text:span text:style-name="T2">sage</text:span></text:p>
        </text:list-item>
        <text:list-item>
          <text:p text:style-name="P8"><text:span text:style-name="T3">Previous</text:span><text:tab/>The <text:span text:style-name="T2">origin of the message</text:span></text:p>
        </text:list-item>
        <text:list-item>
          <text:p text:style-name="P8"><text:span text:style-name="T3">TTL</text:span><text:tab/><text:span text:style-name="T2">Maximum TTL</text:span></text:p>
        </text:list-item>
        <text:list-item>
          <text:p text:style-name="P21"><text:span text:style-name="T3">Sequence Number</text:span><text:tab/>A unique sequence number generated by the requesting node</text:p>
        </text:list-item>
        <text:list-item>
          <text:p text:style-name="P21"><text:span text:style-name="T3">Metric</text:span><text:tab/>Set to 1</text:p>
        </text:list-item>
        <text:list-item>
          <text:p text:style-name="P46"><text:span text:style-name="T3">Gateway Flag</text:span><text:tab/>True if Source is a Gateway</text:p>
        </text:list-item>
      </text:list>
      <text:p text:style-name="P13"/>
      <text:p text:style-name="P43">The <text:span text:style-name="T24">originating (</text:span><text:span text:style-name="T8">Source</text:span><text:span text:style-name="T24">)</text:span><text:span text:style-name="T25"> node</text:span> creates a dummy <text:span text:style-name="T21">Route</text:span> entry containing:</text:p>
      <text:p text:style-name="P43"/>
      <text:list xml:id="list171206868552826" text:continue-numbering="true" text:style-name="L1">
        <text:list-item>
          <text:p text:style-name="P22"><text:span text:style-name="T3">Target</text:span><text:tab/><text:span text:style-name="T11">The destination of a Route</text:span></text:p>
        </text:list-item>
        <text:list-item>
          <text:p text:style-name="P22"><text:span text:style-name="T7">Nexthop</text:span><text:tab/><text:span text:style-name="T11">NULL address</text:span></text:p>
        </text:list-item>
        <text:list-item>
          <text:p text:style-name="P16"><text:span text:style-name="T3">Sequence Number</text:span><text:tab/><text:span text:style-name="T11">A unique sequence generated by a RouteRequest when it seeks a Route</text:span></text:p>
        </text:list-item>
        <text:list-item>
          <text:p text:style-name="P39"><text:span text:style-name="T3">Metric</text:span><text:tab/><text:span text:style-name="T11">NULL metric</text:span></text:p>
        </text:list-item>
        <text:list-item>
          <text:p text:style-name="P34"><text:span text:style-name="T3">Gateway Flag</text:span><text:tab/><text:span text:style-name="T11">False</text:span></text:p>
        </text:list-item>
        <text:list-item>
          <text:p text:style-name="P34"><text:span text:style-name="T8">Lifetime</text:span><text:tab/><text:span text:style-name="T15">Default Route timeout</text:span></text:p>
        </text:list-item>
      </text:list>
      <text:p text:style-name="P14"/>
      <text:p text:style-name="P25">The <text:span text:style-name="T3">RouteRequest</text:span> is <text:span text:style-name="T24">a number of times with a delay between transmissions until the </text:span><text:span text:style-name="T8">Nexthop</text:span><text:span text:style-name="T24"> field of the </text:span><text:span text:style-name="T23">Route</text:span><text:span text:style-name="T24"> entry is filled. <text:s/>The manner of this is left to implementation.</text:span></text:p>
      <text:p text:style-name="P20"/>
      <text:p text:style-name="P44"/>
      <text:p text:style-name="P51">When a node receives a <text:span text:style-name="T3">RouteRequest</text:span>, it first examines <text:span text:style-name="T24">the</text:span> <text:span text:style-name="T21">Route</text:span> table for a route to the <text:span text:style-name="T3">Source</text:span> of the <text:span text:style-name="T3">RouteRequest</text:span>. <text:s/>If it does not find one or the one found has a different <text:span text:style-name="T3">Sequence Number</text:span> or <text:span text:style-name="T24">the</text:span> <text:span text:style-name="T3">Metric</text:span> offered by the <text:span text:style-name="T3">RouteRequest</text:span> <text:span text:style-name="T24">is better than the one in <text:s/>the </text:span><text:span text:style-name="T23">Route</text:span><text:span text:style-name="T24"> table</text:span>, it creates a new <text:span text:style-name="T21">Route</text:span> table entry containing:</text:p>
      <text:p text:style-name="P20"/>
      <text:list xml:id="list171205640959944" text:continue-numbering="true" text:style-name="L1">
        <text:list-item>
          <text:p text:style-name="P23"><text:span text:style-name="T3">Target</text:span><text:tab/><text:span text:style-name="T14">Source from </text:span><text:span text:style-name="T5">RouteRequest</text:span></text:p>
        </text:list-item>
        <text:list-item>
          <text:p text:style-name="P23"><text:span text:style-name="T7">Nexthop</text:span><text:span text:style-name="T20"><text:tab/>Previous from </text:span><text:span text:style-name="T4">RouteRequest</text:span></text:p>
        </text:list-item>
        <text:list-item>
          <text:p text:style-name="P17"><text:span text:style-name="T3">Sequence Number</text:span><text:tab/><text:span text:style-name="T14">Sequence Number from </text:span><text:span text:style-name="T5">RouteRequest</text:span></text:p>
        </text:list-item>
        <text:list-item>
          <text:p text:style-name="P40"><text:span text:style-name="T3">Metric</text:span><text:tab/><text:span text:style-name="T14">Metric from </text:span><text:span text:style-name="T5">RouteRequest</text:span></text:p>
        </text:list-item>
        <text:list-item>
          <text:p text:style-name="P35"><text:span text:style-name="T3">Gateway Flag</text:span><text:tab/><text:span text:style-name="T14">Gateway Flag from </text:span><text:span text:style-name="T5">RouteRequest</text:span></text:p>
        </text:list-item>
        <text:list-item>
          <text:p text:style-name="P35"><text:span text:style-name="T8">Lifetime</text:span><text:tab/><text:span text:style-name="T14">Set to default </text:span><text:span text:style-name="T5">Route</text:span><text:span text:style-name="T14"> lifetime</text:span></text:p>
        </text:list-item>
      </text:list>
      <text:p text:style-name="P36"/>
      <text:p text:style-name="P42">If the <text:span text:style-name="T3">RouteRequest</text:span> <text:span text:style-name="T3">Target</text:span> is the address of the receiving node, a <text:span text:style-name="T3">RouteAnnounce</text:span> is <text:s/>generated containing:</text:p>
      <text:p text:style-name="P42"/>
      <text:list xml:id="list171207568409216" text:continue-numbering="true" text:style-name="L1">
        <text:list-item>
          <text:p text:style-name="P9"><text:span text:style-name="T7">Nexthop</text:span><text:tab/><text:span text:style-name="T13">The Destination from the Route</text:span></text:p>
        </text:list-item>
        <text:list-item>
          <text:p text:style-name="P9"><text:span text:style-name="T3">Target</text:span><text:tab/><text:span text:style-name="T13">The Target of the Route</text:span></text:p>
        </text:list-item>
        <text:list-item>
          <text:p text:style-name="P9"><text:span text:style-name="T3">Source</text:span><text:tab/><text:span text:style-name="T13">It’s own address</text:span></text:p>
        </text:list-item>
        <text:list-item>
          <text:p text:style-name="P9"><text:span text:style-name="T3">Previous</text:span><text:tab/><text:span text:style-name="T13">It’s own address</text:span></text:p>
        </text:list-item>
        <text:list-item>
          <text:p text:style-name="P9"><text:span text:style-name="T3">TTL</text:span><text:tab/><text:span text:style-name="T2">Maximum TTL</text:span></text:p>
        </text:list-item>
        <text:list-item>
          <text:p text:style-name="P23"><text:span text:style-name="T3">Sequence Numbe</text:span>r<text:tab/><text:span text:style-name="T13">The Sequence Number from the Route</text:span></text:p>
        </text:list-item>
        <text:list-item>
          <text:p text:style-name="P23"><text:span text:style-name="T3">Metric</text:span><text:tab/>Set to 1</text:p>
        </text:list-item>
        <text:list-item>
          <text:p text:style-name="P45"><text:span text:style-name="T3">Gateway Flag</text:span><text:tab/>Set to TRUE if the node is a <text:span text:style-name="T21">Gateway</text:span></text:p>
        </text:list-item>
      </text:list>
      <text:p text:style-name="P41"/>
      <text:p text:style-name="P42"><text:span text:style-name="T20">Else</text:span>, if the <text:span text:style-name="T21">Route</text:span> table was updated, a <text:span text:style-name="T3">RouteRequest</text:span> will be <text:span text:style-name="T20">re-transmitted</text:span> with the following changes:</text:p>
      <text:p text:style-name="P42"/>
      <text:list xml:id="list171205742440129" text:continue-numbering="true" text:style-name="L1">
        <text:list-item>
          <text:p text:style-name="P9"><text:span text:style-name="T3">Previous</text:span><text:tab/><text:span text:style-name="T14">Address of node forwarding packet</text:span></text:p>
        </text:list-item>
        <text:list-item>
          <text:p text:style-name="P9"><text:span text:style-name="T3">TTL</text:span><text:tab/><text:span text:style-name="T14">Decreased by 1</text:span></text:p>
        </text:list-item>
        <text:list-item>
          <text:p text:style-name="P23"><text:span text:style-name="T3">Metric</text:span><text:tab/><text:span text:style-name="T14">Increased by 1</text:span></text:p>
        </text:list-item>
      </text:list>
      <text:p text:style-name="P26"/>
      <text:p text:style-name="P47">Otherwise, <text:s/>the <text:span text:style-name="T3">RouteRequest</text:span> is ignored.</text:p>
      <text:p text:style-name="P47"/>
      <text:p text:style-name="P49">When a <text:s/>node receives a <text:span text:style-name="T10">RouteAnnounce</text:span>, <text:span text:style-name="T26">it will update it’s Route table Nexthop entry for the Source address </text:span>with the <text:span text:style-name="T9">Previous</text:span> <text:span text:style-name="T26">from the RouteAnnounce. <text:s/>The table </text:span><text:span text:style-name="T9">Metric</text:span><text:span text:style-name="T26"> entry will be assigned the value from the RouteAnnounce if it is better and a previously stored </text:span><text:span text:style-name="T9">Metric</text:span><text:span text:style-name="T26">.</text:span></text:p>
      <text:p text:style-name="P49"/>
      <text:p text:style-name="P49"><text:span text:style-name="T26">If the </text:span>address <text:span text:style-name="T26">of the node is the same as the </text:span><text:span text:style-name="T9">Target</text:span><text:span text:style-name="T26"> address</text:span>, <text:span text:style-name="T26">it releases any packets that have been pending for this Target address.</text:span></text:p>
      <text:p text:style-name="P49"/>
      <text:p text:style-name="P48">If the <text:span text:style-name="T27">RouteAnnounce</text:span> is not for the receiving node, it uses the <text:span text:style-name="T21">Route</text:span> table to find a <text:span text:style-name="T3">Nexthop</text:span> <text:span text:style-name="T12">to replace the</text:span><text:span text:style-name="T9"> Nexthop</text:span><text:span text:style-name="T26"> address of the </text:span><text:span text:style-name="T9">RouteAnnounce</text:span><text:span text:style-name="T26"> and re-transmits the packet with the Metric increased by one and the TTL decremented by 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1T09:47:12.278080807</meta:creation-date>
    <dc:date>2020-03-01T17:12:05.180184691</dc:date>
    <meta:editing-duration>PT29M3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866" meta:character-count="4719" meta:non-whitespace-character-count="3977"/>
  </office:meta>
</office:document-meta>
</file>